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0F77FAA9AB6AF8A6175.png" manifest:media-type="image/png"/>
  <manifest:file-entry manifest:full-path="Pictures/100002010000036F0000028C27C0B1B2A9D00C94.png" manifest:media-type="image/png"/>
  <manifest:file-entry manifest:full-path="Pictures/1000020100000324000001418B93EFC7502076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3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Figura2" text:anchor-type="paragraph" svg:width="17cm" svg:height="12.61cm" draw:z-index="0"><draw:image xlink:href="Pictures/100002010000036F0000028C27C0B1B2A9D00C94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Figura3" text:anchor-type="paragraph" svg:width="17cm" svg:height="6.787cm" draw:z-index="1"><draw:image xlink:href="Pictures/1000020100000324000001418B93EFC750207632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Figura1" text:anchor-type="paragraph" svg:width="17cm" svg:height="5.424cm" draw:z-index="2"><draw:image xlink:href="Pictures/1000020100000306000000F77FAA9AB6AF8A617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1:46:17.576587970</meta:creation-date>
    <dc:date>2020-06-09T21:48:30.722791315</dc:date>
    <meta:editing-duration>PT2M1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